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2" style:family="paragraph" style:parent-style-name="Heading_20_2">
      <style:paragraph-properties fo:margin-left="0in" fo:margin-right="0in" fo:text-indent="0in" style:auto-text-indent="true"/>
    </style:style>
    <style:style style:name="P3" style:family="paragraph" style:parent-style-name="Heading_20_1">
      <style:paragraph-properties fo:margin-left="0in" fo:margin-right="0in" fo:text-indent="0in" style:auto-text-indent="true" fo:break-before="page"/>
    </style:style>
    <style:style style:name="P4" style:family="paragraph" style:parent-style-name="Preformatted_20_Text" style:list-style-name="L2">
      <style:text-properties style:font-name="DejaVu Sans1" fo:font-size="12pt" style:font-size-asian="12pt" style:font-size-complex="12pt"/>
    </style:style>
    <style:style style:name="P5" style:family="paragraph" style:parent-style-name="Preformatted_20_Text" style:list-style-name="L3">
      <style:text-properties style:font-name="DejaVu Sans1" fo:font-size="12pt" style:font-size-asian="12pt" style:font-size-complex="12pt"/>
    </style:style>
    <style:style style:name="P6" style:family="paragraph" style:parent-style-name="Preformatted_20_Text" style:list-style-name="L4">
      <style:text-properties style:font-name="DejaVu Sans1" fo:font-size="12pt" style:font-size-asian="12pt" style:font-size-complex="12pt"/>
    </style:style>
    <style:style style:name="P7" style:family="paragraph" style:parent-style-name="Preformatted_20_Text" style:list-style-name="L5">
      <style:text-properties style:font-name="DejaVu Sans1" fo:font-size="12pt" style:font-size-asian="12pt" style:font-size-complex="12pt"/>
    </style:style>
    <style:style style:name="P8" style:family="paragraph" style:parent-style-name="Preformatted_20_Text" style:list-style-name="L7">
      <style:text-properties style:font-name="DejaVu Sans1" fo:font-size="11pt" style:font-size-asian="11pt" style:font-size-complex="11pt"/>
    </style:style>
    <style:style style:name="P9" style:family="paragraph" style:parent-style-name="Preformatted_20_Text" style:list-style-name="L8">
      <style:text-properties style:font-name="DejaVu Sans1" fo:font-size="11pt" style:font-size-asian="11pt" style:font-size-complex="11pt"/>
    </style:style>
    <style:style style:name="P10" style:family="paragraph" style:parent-style-name="Preformatted_20_Text" style:list-style-name="L6">
      <style:text-properties style:font-name="DejaVu Sans1" fo:font-size="11pt" style:font-size-asian="11pt" style:font-size-complex="11pt"/>
    </style:style>
    <style:style style:name="P11" style:family="paragraph" style:parent-style-name="Preformatted_20_Text" style:list-style-name="L9">
      <style:text-properties style:font-name="DejaVu Sans1" fo:font-size="11pt" style:font-size-asian="11pt" style:font-size-complex="11pt"/>
    </style:style>
    <style:style style:name="P12" style:family="paragraph" style:parent-style-name="Preformatted_20_Text" style:list-style-name="L10">
      <style:text-properties style:font-name="DejaVu Sans1" fo:font-size="11pt" style:font-size-asian="11pt" style:font-size-complex="11pt"/>
    </style:style>
    <style:style style:name="P13" style:family="paragraph" style:parent-style-name="Preformatted_20_Text" style:list-style-name="L1">
      <style:paragraph-properties fo:margin-left="0in" fo:margin-right="0in" fo:text-indent="0in" style:auto-text-indent="true"/>
      <style:text-properties style:font-name="DejaVu Sans1" fo:font-size="12pt" style:font-size-asian="12pt" style:font-size-complex="12pt"/>
    </style:style>
    <style:style style:name="P14" style:family="paragraph" style:parent-style-name="Preformatted_20_Text" style:list-style-name="L6">
      <style:paragraph-properties fo:margin-left="0in" fo:margin-right="0in" fo:text-indent="0in" style:auto-text-indent="true"/>
      <style:text-properties style:font-name="DejaVu Sans1" fo:font-size="12pt" style:font-size-asian="12pt" style:font-size-complex="12pt"/>
    </style:style>
    <style:style style:name="P15" style:family="paragraph" style:parent-style-name="Preformatted_20_Text" style:list-style-name="L1">
      <style:paragraph-properties fo:margin-left="0in" fo:margin-right="0in" fo:text-indent="0in" style:auto-text-indent="true"/>
      <style:text-properties style:font-name="DejaVu Sans1" fo:font-size="12pt" fo:font-weight="bold" style:font-size-asian="12pt" style:font-weight-asian="bold" style:font-size-complex="12pt" style:font-weight-complex="bold"/>
    </style:style>
    <style:style style:name="P16" style:family="paragraph" style:parent-style-name="Preformatted_20_Text" style:list-style-name="L6">
      <style:paragraph-properties fo:margin-left="0in" fo:margin-right="0in" fo:text-indent="0in" style:auto-text-indent="true"/>
      <style:text-properties style:font-name="DejaVu Sans1" fo:font-size="11pt" style:font-size-asian="11pt" style:font-size-complex="11pt"/>
    </style:style>
    <style:style style:name="P17" style:family="paragraph" style:parent-style-name="Preformatted_20_Text" style:list-style-name="L6">
      <style:paragraph-properties fo:margin-left="0in" fo:margin-right="0in" fo:text-indent="0in" style:auto-text-indent="true"/>
      <style:text-properties style:font-name="DejaVu Sans1" fo:font-size="11pt" fo:font-weight="bold" style:font-size-asian="11pt" style:font-weight-asian="bold" style:font-size-complex="11pt" style:font-weight-complex="bold"/>
    </style:style>
    <style:style style:name="P18" style:family="paragraph" style:parent-style-name="Preformatted_20_Text" style:list-style-name="L4">
      <style:paragraph-properties fo:margin-left="0.4925in" fo:margin-right="0in" fo:text-indent="-0.25in" style:auto-text-indent="false"/>
      <style:text-properties style:font-name="DejaVu Sans1" fo:font-size="12pt" style:font-size-asian="12pt" style:font-size-complex="12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 A Brief Introduction to FreeBASIC </text:h>
      <text:p text:style-name="P1"/>
      <text:p text:style-name="P1">FreeBASIC is a 32-bit BASIC compiler that outputs native code for Microsoft Windows, Linux and DOS via DJGPP. FreeBASIC is also Open Source, which means anyone may freely view and edit the source to suit their needs. </text:p>
      <text:h text:style-name="P2" text:outline-level="2">Key Features of FreeBASIC </text:h>
      <text:list xml:id="list824649714002773085" text:style-name="L1">
        <text:list-item>
          <text:p text:style-name="P13"><text:span text:style-name="T1">Built-in Graphics library</text:span> </text:p>
        </text:list-item>
      </text:list>
      <text:list xml:id="list5084089260911372603" text:style-name="L2">
        <text:list-item>
          <text:p text:style-name="P4">Completely compatible with old QB Graphics commands, but it builds on this to offer much more. </text:p>
        </text:list-item>
        <text:list-item>
          <text:p text:style-name="P4">Support for high resolutions and any color depth, and any number of off screen pages. </text:p>
        </text:list-item>
        <text:list-item>
          <text:p text:style-name="P4">All drawing functions can operate on screen as well as on off screen surfaces(GET/PUT buffers) of any size. </text:p>
        </text:list-item>
        <text:list-item>
          <text:p text:style-name="P4">Advanced sprites handling, with clipping, transparency, alpha and custom blending. </text:p>
        </text:list-item>
        <text:list-item>
          <text:p text:style-name="P4">Direct access to screen memory. </text:p>
        </text:list-item>
        <text:list-item>
          <text:p text:style-name="P4">BMP loading/saving capabilities. </text:p>
        </text:list-item>
        <text:list-item>
          <text:p text:style-name="P4">OpenGL support: init an OpenGL mode with a single command, then use GL instructions directly. </text:p>
        </text:list-item>
        <text:list-item>
          <text:p text:style-name="P4">Keyboard, mouse and joystick handling functions. </text:p>
        </text:list-item>
        <text:list-item>
          <text:p text:style-name="P4">The Graphics library is fast: MMX optimized routines are used if MMX is available. </text:p>
        </text:list-item>
        <text:list-item>
          <text:p text:style-name="P4">Small footprint: when using Graphics commands, your EXEs will grow in size by a minimum of 30/40K only. </text:p>
        </text:list-item>
        <text:list-item>
          <text:p text:style-name="P4">Stand-aloness: generated EXEs will depend only upon system libs, no external libraries required. </text:p>
        </text:list-item>
        <text:list-item>
          <text:p text:style-name="P4">As all of FB, also gfxlib is completely multi platform: underneath it uses DirectX or GDI (if DX is not available) under Win32, direct VGA/ModeX/VESA access under DOS, or raw Xlib under Linux. </text:p>
        </text:list-item>
      </text:list>
      <text:list xml:id="list192727487933197" text:continue-list="list824649714002773085" text:style-name="L1">
        <text:list-item>
          <text:p text:style-name="P15">Create OBJ's, LIB's, DLL's, and console or GUI EXE's </text:p>
        </text:list-item>
      </text:list>
      <text:list xml:id="list6725453103961943251" text:style-name="L3">
        <text:list-item>
          <text:p text:style-name="P5">You are in no way locked to an IDE or editor of any kind. </text:p>
        </text:list-item>
        <text:list-item>
          <text:p text:style-name="P5">You can create static and dynamic libraries adding just one command-line option (-lib or -dll). </text:p>
        </text:list-item>
      </text:list>
      <text:list xml:id="list192728381961860" text:continue-list="list192727487933197" text:style-name="L1">
        <text:list-item>
          <text:p text:style-name="P13"><text:span text:style-name="T1">Debugging support</text:span> </text:p>
        </text:list-item>
      </text:list>
      <text:list xml:id="list1372499190771027699" text:style-name="L4">
        <text:list-item>
          <text:p text:style-name="P18">Full debugging support with GDB (the GNU debugger) or Insight (the GDBGUI front end) </text:p>
        </text:list-item>
        <text:list-item>
          <text:p text:style-name="P18">Array bounds checking (only enabled by the -exx command-line option) </text:p>
        </text:list-item>
        <text:list-item>
          <text:p text:style-name="P6">Null pointers checking (same as above) </text:p>
        </text:list-item>
      </text:list>
      <text:list xml:id="list192728138214060" text:continue-list="list192728381961860" text:style-name="L1">
        <text:list-item>
          <text:p text:style-name="P13"><text:span text:style-name="T1">Function overloading</text:span> </text:p>
        </text:list-item>
      </text:list>
      <text:list xml:id="list140458366111648679" text:style-name="L5">
        <text:list-item>
          <text:p text:style-name="P7">DECLARE SUB Test OVERLOAD (a AS DOUBLE) </text:p>
        </text:list-item>
        <text:list-item>
          <text:p text:style-name="P7">DECLARE SUB Test (a AS SINGLE) </text:p>
        </text:list-item>
        <text:list-item>
          <text:p text:style-name="P7">DECLARE SUB Test (a AS INTEGER, b AS INTEGER = 1234) </text:p>
        </text:list-item>
        <text:list-item>
          <text:p text:style-name="P7">DECLARE SUB Test (a AS BYTE, b AS SHORT) </text:p>
        </text:list-item>
      </text:list>
      <text:list xml:id="list6367703992118845268" text:style-name="L6">
        <text:list-item>
          <text:p text:style-name="P16"><text:soft-page-break/><text:span text:style-name="T1">Inline Assembly</text:span> </text:p>
        </text:list-item>
      </text:list>
      <text:list xml:id="list6721879739801374744" text:style-name="L7">
        <text:list-item>
          <text:p text:style-name="P8">Intel syntax. </text:p>
        </text:list-item>
        <text:list-item>
          <text:p text:style-name="P8">Reference variables directly by name with no "trick code" needed. </text:p>
        </text:list-item>
      </text:list>
      <text:list xml:id="list192727484531794" text:continue-list="list6367703992118845268" text:style-name="L6">
        <text:list-item>
          <text:p text:style-name="P16"><text:span text:style-name="T1">Most of the known C libraries can be used directly, without wrappers</text:span> </text:p>
        </text:list-item>
      </text:list>
      <text:list xml:id="list3075474911638004064" text:style-name="L8">
        <text:list-item>
          <text:p text:style-name="P9">GTK+ 2.0: cross-platform GUI Toolkit (over 1MB of headers, including support for Glade, libart and glGtk) </text:p>
        </text:list-item>
        <text:list-item>
          <text:p text:style-name="P9">libxml and libxslt: defacto standard XML and XSL libraries </text:p>
        </text:list-item>
        <text:list-item>
          <text:p text:style-name="P9">GSL - GNU Scientific library: complex numbers, vectors and matrices, FFT linear algebra, statistics, sorting, differential equations, and a dozen other sub-libraries with mathematical routines </text:p>
        </text:list-item>
        <text:list-item>
          <text:p text:style-name="P9">GMP - GNU Multiple Precision Arithmetic Library: known as the fastest bignum library </text:p>
        </text:list-item>
        <text:list-item>
          <text:p text:style-name="P9">SDL - Simple Direct Media Layer: multimedia library for audio, user input, 3Dand 2D gfx (including the sub-libraries such as SDL_Net, SDL_TTF, etc) </text:p>
        </text:list-item>
        <text:list-item>
          <text:p text:style-name="P9">OpenGL: portable library for developing interactive 2D and 3D graphics games and applications (including support for frameworks such as GLUT and GLFW) </text:p>
        </text:list-item>
        <text:list-item>
          <text:p text:style-name="P9">Allegro: game programming library (graphics, sounds, player input, etc) </text:p>
        </text:list-item>
        <text:list-item>
          <text:p text:style-name="P9">GD, DevIL, FreeImage, GRX and other graphic-related libraries </text:p>
        </text:list-item>
        <text:list-item>
          <text:p text:style-name="P9">OpenAL, Fmod, BASS: 2D and 3D sound systems, including support for mod,</text:p>
        </text:list-item>
        <text:list-item>
          <text:p text:style-name="P9">mp3, ogg, etc </text:p>
        </text:list-item>
        <text:list-item>
          <text:p text:style-name="P9">ODE and Newton - dynamics engines: libraries for simulating rigid body dynamics </text:p>
        </text:list-item>
        <text:list-item>
          <text:p text:style-name="P9">cgi-util and Fast CGI: web development </text:p>
        </text:list-item>
        <text:list-item>
          <text:p text:style-name="P9">DirectX and the Windows API - the most complete headers set between the Basic compilers available, including support for the Unicode functions </text:p>
        </text:list-item>
        <text:list-item>
          <text:p text:style-name="P9">DispHelper - COM IDispatch interfaces made easy </text:p>
        </text:list-item>
        <text:list-item>
          <text:p text:style-name="P9">And many more! </text:p>
        </text:list-item>
      </text:list>
      <text:list xml:id="list192727162800455" text:continue-list="list192727484531794" text:style-name="L6">
        <text:list-item>
          <text:p text:style-name="P17">Support for numeric (integer or floating-point) and strings types </text:p>
        </text:list-item>
        <text:list-item>
          <text:p text:style-name="P10">DECLARE SUB Test(a AS DOUBLE = 12.345, BYVAL b AS BYTE = 255, BYVAL sAS STRING = "abc") </text:p>
        </text:list-item>
        <text:list-item>
          <text:p text:style-name="P16"><text:span text:style-name="T1">Unicode support</text:span> </text:p>
        </text:list-item>
      </text:list>
      <text:list xml:id="list4121371798316416438" text:style-name="L9">
        <text:list-item>
          <text:p text:style-name="P11">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11">Literal strings can be typed in the original non-latin alphabet, just use an text-editor that supports some of the Unicode formats listed above. </text:p>
        </text:list-item>
        <text:list-item>
          <text:p text:style-name="P11">The WSTRING type holds wide-characters, all string functions (like LEFT,TRIM, etc) will work with wide-strings too. </text:p>
        </text:list-item>
      </text:list>
      <text:list xml:id="list192727142923510" text:continue-list="list192727162800455" text:style-name="L6">
        <text:list-item>
          <text:p text:style-name="P16"><text:span text:style-name="T1">Unlimited number of symbols</text:span> </text:p>
        </text:list-item>
      </text:list>
      <text:list xml:id="list6603448156264403889" text:style-name="L10">
        <text:list-item>
          <text:p text:style-name="P12">Being a 32-bit application, FreeBASIC can compile source code files up to 2GB long. </text:p>
        </text:list-item>
        <text:list-item>
          <text:p text:style-name="P12">The number of symbols (variables, constants, et cetera) is only limited by the total memory available during compile time. You can, for example, include OpenGL, SDL, BASS, and GTK simultaneously in your source code. </text:p>
        </text:list-item>
      </text:list>
      <text:list xml:id="list192728496612160" text:continue-list="list192727142923510" text:style-name="L6">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A Brief Introduction to FreeBASIC </dc:title>
    <dc:date>2016-08-05T19:27:26.957000000</dc:date>
    <meta:editing-duration>PT18M2S</meta:editing-duration>
    <meta:editing-cycles>5</meta:editing-cycles>
    <meta:generator>LibreOffice/5.2.0.4$Windows_x86 LibreOffice_project/066b007f5ebcc236395c7d282ba488bca6720265</meta:generator>
    <meta:document-statistic meta:table-count="0" meta:image-count="0" meta:object-count="0" meta:page-count="2" meta:paragraph-count="58" meta:word-count="751" meta:character-count="4500" meta:non-whitespace-character-count="3805"/>
    <meta:template xlink:type="simple" xlink:actuate="onRequest" xlink:title="" xlink:href="../fbeginnerm.odm" meta:date="2016-08-05T19:05:03.242000000"/>
  </office:meta>
</office:document-meta>
</file>